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26b6" officeooo:paragraph-rsid="001f26b6"/>
    </style:style>
    <style:style style:name="P2" style:family="paragraph" style:parent-style-name="Standard">
      <style:paragraph-properties fo:text-align="start" style:justify-single-word="false"/>
      <style:text-properties officeooo:rsid="001f26b6" officeooo:paragraph-rsid="001f26b6"/>
    </style:style>
    <style:style style:name="P3" style:family="paragraph" style:parent-style-name="Standard">
      <style:paragraph-properties fo:text-align="start" style:justify-single-word="false"/>
      <style:text-properties officeooo:rsid="001f26b6" officeooo:paragraph-rsid="00242c04"/>
    </style:style>
    <style:style style:name="P4" style:family="paragraph" style:parent-style-name="Standard">
      <style:paragraph-properties fo:text-align="start" style:justify-single-word="false"/>
      <style:text-properties officeooo:rsid="001f26b6" officeooo:paragraph-rsid="00223936"/>
    </style:style>
    <style:style style:name="P5" style:family="paragraph" style:parent-style-name="Standard">
      <style:paragraph-properties fo:text-align="start" style:justify-single-word="false"/>
      <style:text-properties officeooo:rsid="001ff63e" officeooo:paragraph-rsid="0020e553"/>
    </style:style>
    <style:style style:name="P6" style:family="paragraph" style:parent-style-name="Standard">
      <style:paragraph-properties fo:text-align="start" style:justify-single-word="false"/>
      <style:text-properties officeooo:rsid="001ff63e" officeooo:paragraph-rsid="00223936"/>
    </style:style>
    <style:style style:name="P7" style:family="paragraph" style:parent-style-name="Standard">
      <style:paragraph-properties fo:text-align="start" style:justify-single-word="false"/>
      <style:text-properties officeooo:rsid="00223936" officeooo:paragraph-rsid="0020e553"/>
    </style:style>
    <style:style style:name="P8" style:family="paragraph" style:parent-style-name="Standard">
      <style:paragraph-properties fo:text-align="start" style:justify-single-word="false"/>
      <style:text-properties officeooo:rsid="00223936" officeooo:paragraph-rsid="00242c04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1f26b6" officeooo:paragraph-rsid="001f26b6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23936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242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isem o melhor caso, pior caso e o caso médio</text:span> <text:s text:c="2"/></text:p>
      <text:p text:style-name="P9">*Bubble sort</text:p>
      <text:p text:style-name="P2"/>
      <text:p text:style-name="P5">Algoritmo BubbleSort (A, n) <text:s text:c="2"/><text:span text:style-name="T2"># T(n)</text:span></text:p>
      <text:p text:style-name="P5">Entrada: vetor A de n elementos, n ≥ 1.</text:p>
      <text:p text:style-name="P5">Saída: o vetor A, ordenado “in-loco”.</text:p>
      <text:p text:style-name="P6">{ se ( n &gt; 1 ) </text:p>
      <text:p text:style-name="P6"><text:tab/>{ </text:p>
      <text:p text:style-name="P6"><text:tab/> <text:s text:c="2"/>para i := 1 até n – 1 faça <text:tab/><text:span text:style-name="T2"># (n-1)</text:span></text:p>
      <text:p text:style-name="P6"><text:tab/> <text:s text:c="11"/>se ( A[i] &lt; A[i+1] ) </text:p>
      <text:p text:style-name="P6"><text:tab/><text:tab/>{ </text:p>
      <text:p text:style-name="P6"><text:s/><text:tab/><text:tab/><text:tab/>troca := A[i]; A [i] := A[i+1]; A[i+1] := troca </text:p>
      <text:p text:style-name="P6"><text:tab/><text:tab/>} </text:p>
      <text:p text:style-name="P6"><text:tab/> <text:s text:c="2"/>BubbleSort (A , n – 1) <text:s text:c="3"/><text:span text:style-name="T2"># </text:span>T(n – 1) </text:p>
      <text:p text:style-name="P5"><text:tab/>} </text:p>
      <text:p text:style-name="P6">} <text:s/><text:span text:style-name="T2"># </text:span>T(1) = 1</text:p>
      <text:p text:style-name="P7"><text:span text:style-name="T4"/></text:p>
      <text:p text:style-name="P8"><text:span text:style-name="T4">Complexidade do Bubble Sort </text:span></text:p>
      <text:p text:style-name="P8"><text:span text:style-name="T4">T(n) = T(n - 1) + n – 1 </text:span></text:p>
      <text:p text:style-name="P8"><text:span text:style-name="T4">T(1) = 1 </text:span></text:p>
      <text:p text:style-name="P8"><text:span text:style-name="T4">Resolvendo: </text:span></text:p>
      <text:p text:style-name="P8"><text:span text:style-name="T4">T(n) = O (n2)</text:span></text:p>
      <text:p text:style-name="P4"/>
      <text:p text:style-name="P2"/>
      <text:p text:style-name="P9">*Insertion Sort</text:p>
      <text:p text:style-name="P2"/>
      <text:p text:style-name="P3">Algoritmo InsertionSort (A, n ) <text:s text:c="2"/><text:span text:style-name="T5">#T(n)</text:span></text:p>
      <text:p text:style-name="P3">Entrada: vetor A de n elementos, n ≥ 1. </text:p>
      <text:p text:style-name="P3">Saída: o vetor A, ordenado “in-loco”. </text:p>
      <text:p text:style-name="P3">{ se ( n &gt; 1 ) </text:p>
      <text:p text:style-name="P3"><text:tab/>{ InsertionSort (A, n – 1); T( n – 1) </text:p>
      <text:p text:style-name="P3"><text:tab/> <text:s text:c="2"/>i := n; </text:p>
      <text:p text:style-name="P3"><text:tab/> <text:s text:c="2"/>enquanto ( i ≥ 2 e A [i] &gt; A [i - 1] ) <text:s/><text:span text:style-name="T5"># </text:span>n - 1</text:p>
      <text:p text:style-name="P3"><text:tab/> <text:s text:c="2"/>{ troca := A[i]; A [i] := A [i – 1]; A [i – 1] := troca; i := i - 1 } </text:p>
      <text:p text:style-name="P3"><text:s text:c="12"/>} </text:p>
      <text:p text:style-name="P3">} T(1) = 1</text:p>
      <text:p text:style-name="P2"/>
      <text:p text:style-name="P3"/>
      <text:p text:style-name="P3">Complexidade do Insertion Sort </text:p>
      <text:p text:style-name="P3">T(n) = T(n - 1) + n – 1 </text:p>
      <text:p text:style-name="P3">T(1) = 1 </text:p>
      <text:p text:style-name="P3">Resolvendo: T(n) = O (n<text:span text:style-name="T3">2</text:span>).</text:p>
      <text:p text:style-name="P3"/>
      <text:p text:style-name="P9">*Selection Sort</text:p>
      <text:p text:style-name="P3">Algoritmo SelectionSort (A, n) </text:p>
      <text:p text:style-name="P3">Entrada: vetor A de n elementos, n ≥ 1. </text:p>
      <text:p text:style-name="P3">Saída: o vetor A, ordenado “in-loco”. </text:p>
      <text:p text:style-name="P3"><text:s/>{ se ( n &gt; 1 ) </text:p>
      <text:p text:style-name="P3"><text:tab/>{ im := Maior (A, n); // O algoritmo Maior retorna o índice do maior. <text:s/><text:span text:style-name="T5">#(n-1)</text:span></text:p>
      <text:p text:style-name="P3"><text:tab/> <text:s text:c="2"/>troca := A[im]; A [im] := A[n]; A[n] := troca;</text:p>
      <text:p text:style-name="P3"><text:soft-page-break/><text:tab/> <text:s text:c="3"/>SelectionSort (A, n – 1) <text:s/><text:span text:style-name="T5">#</text:span>T(n – 1)</text:p>
      <text:p text:style-name="P3"><text:tab/>} </text:p>
      <text:p text:style-name="P3">} <text:s/>T(1) = 1</text:p>
      <text:p text:style-name="P3"/>
      <text:p text:style-name="P3"/>
      <text:p text:style-name="P3">Complexidade do Selection Sort </text:p>
      <text:p text:style-name="P3">T(n) = T(n - 1) + n – 1 </text:p>
      <text:p text:style-name="P3">T(1) = 1</text:p>
      <text:p text:style-name="P3">Resolvendo: </text:p>
      <text:p text:style-name="P3">T(n) = O (n<text:span text:style-name="T3">2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7:12:10.542822879</meta:creation-date>
    <dc:date>2019-03-19T08:05:32.524156276</dc:date>
    <meta:editing-duration>PT1M29S</meta:editing-duration>
    <meta:editing-cycles>1</meta:editing-cycles>
    <meta:document-statistic meta:table-count="0" meta:image-count="0" meta:object-count="0" meta:page-count="2" meta:paragraph-count="50" meta:word-count="293" meta:character-count="1316" meta:non-whitespace-character-count="947"/>
    <meta:generator>LibreOffice/6.1.5.2$Linux_X86_64 LibreOffice_project/10$Build-2</meta:generator>
  </office:meta>
</office:document-meta>
</file>